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711cm" fo:margin-left="-0.191cm" fo:margin-top="0cm" fo:margin-bottom="0cm" table:align="left" style:writing-mode="lr-tb"/>
    </style:style>
    <style:style style:name="Tabela1.A" style:family="table-column">
      <style:table-column-properties style:column-width="1.09cm"/>
    </style:style>
    <style:style style:name="Tabela1.E" style:family="table-column">
      <style:table-column-properties style:column-width="0.57cm"/>
    </style:style>
    <style:style style:name="Tabela1.F" style:family="table-column">
      <style:table-column-properties style:column-width="0.522cm"/>
    </style:style>
    <style:style style:name="Tabela1.G" style:family="table-column">
      <style:table-column-properties style:column-width="0.226cm"/>
    </style:style>
    <style:style style:name="Tabela1.H" style:family="table-column">
      <style:table-column-properties style:column-width="0.748cm"/>
    </style:style>
    <style:style style:name="Tabela1.J" style:family="table-column">
      <style:table-column-properties style:column-width="0.75cm"/>
    </style:style>
    <style:style style:name="Tabela1.K" style:family="table-column">
      <style:table-column-properties style:column-width="0.732cm"/>
    </style:style>
    <style:style style:name="Tabela1.L" style:family="table-column">
      <style:table-column-properties style:column-width="0.73cm"/>
    </style:style>
    <style:style style:name="Tabela1.V" style:family="table-column">
      <style:table-column-properties style:column-width="0.746cm"/>
    </style:style>
    <style:style style:name="Tabela1.1" style:family="table-row">
      <style:table-row-properties style:min-row-height="0.508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ela1.B1" style:family="table-cell">
      <style:table-cell-properties fo:padding-left="0.191cm" fo:padding-right="0.191cm" fo:padding-top="0cm" fo:padding-bottom="0cm" fo:border="0.018cm solid #00000a"/>
    </style:style>
    <style:style style:name="Tabela1.2" style:family="table-row">
      <style:table-row-properties style:min-row-height="0.483cm" style:keep-together="true" fo:keep-together="auto"/>
    </style:style>
    <style:style style:name="Tabela1.F3" style:family="table-cell">
      <style:table-cell-properties fo:background-color="#a6a6a6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font-size="16pt" fo:language="pt" fo:country="BR" style:font-size-asian="16pt"/>
    </style:style>
    <style:style style:name="P3" style:family="paragraph" style:parent-style-name="Standard">
      <style:text-properties fo:font-size="14pt" fo:language="pt" fo:country="BR" style:font-size-asian="14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language="pt" fo:country="BR" fo:font-weight="bold" style:font-weight-asian="bold"/>
    </style:style>
    <style:style style:name="P5" style:family="paragraph" style:parent-style-name="Standard">
      <style:paragraph-properties fo:margin-top="0cm" fo:margin-bottom="0cm" fo:line-height="100%"/>
      <style:text-properties fo:language="pt" fo:country="BR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language="pt" fo:country="BR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fo:font-size="20pt" fo:language="pt" fo:country="BR" fo:font-weight="bold" style:font-size-asian="20pt" style:font-weight-asian="bold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fo:font-size="14pt" fo:language="pt" fo:country="BR" style:font-size-asian="14pt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fo:font-size="12pt" fo:language="pt" fo:country="BR" style:font-size-asian="12pt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fo:font-size="18pt" fo:language="pt" fo:country="BR" fo:font-weight="bold" style:font-size-asian="18pt" style:font-weight-asian="bold"/>
    </style:style>
    <style:style style:name="P11" style:family="paragraph" style:parent-style-name="List_20_Paragraph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</style:style>
    <style:style style:name="P12" style:family="paragraph" style:parent-style-name="List_20_Paragraph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  <style:text-properties fo:font-size="12pt" fo:language="pt" fo:country="BR" style:font-size-asian="12pt"/>
    </style:style>
    <style:style style:name="P13" style:family="paragraph" style:parent-style-name="List_20_Paragraph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  <style:text-properties fo:font-size="14pt" fo:language="pt" fo:country="BR" style:font-size-asian="14pt"/>
    </style:style>
    <style:style style:name="P14" style:family="paragraph" style:parent-style-name="List_20_Paragraph">
      <style:paragraph-properties fo:margin-left="0.635cm" fo:margin-right="0cm" fo:text-indent="0cm" style:auto-text-indent="false">
        <style:tab-stops>
          <style:tab-stop style:position="13.533cm"/>
        </style:tab-stops>
      </style:paragraph-properties>
      <style:text-properties fo:font-size="14pt" fo:language="pt" fo:country="BR" style:font-size-asian="14pt"/>
    </style:style>
    <style:style style:name="P1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6" style:family="paragraph" style:parent-style-name="List_20_Paragraph" style:list-style-name="WWNum1">
      <style:paragraph-properties fo:break-before="page">
        <style:tab-stops>
          <style:tab-stop style:position="13.533cm"/>
        </style:tab-stops>
      </style:paragraph-properties>
      <style:text-properties fo:font-size="20pt" fo:language="pt" fo:country="BR" fo:font-weight="bold" style:font-size-asian="20pt" style:font-weight-asian="bold"/>
    </style:style>
    <style:style style:name="P17" style:family="paragraph" style:parent-style-name="List_20_Paragraph" style:list-style-name="WWNum1">
      <style:paragraph-properties fo:break-before="page">
        <style:tab-stops>
          <style:tab-stop style:position="1cm"/>
        </style:tab-stops>
      </style:paragraph-properties>
      <style:text-properties fo:font-size="20pt" fo:language="pt" fo:country="BR" fo:font-weight="bold" style:font-size-asian="20pt" style:font-weight-asian="bold"/>
    </style:style>
    <style:style style:name="P18" style:family="paragraph" style:parent-style-name="List_20_Paragraph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  <style:text-properties fo:font-size="12pt" fo:language="pt" fo:country="BR" style:font-size-asian="12pt"/>
    </style:style>
    <style:style style:name="P19" style:family="paragraph" style:parent-style-name="List_20_Paragraph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  <style:text-properties fo:font-size="12pt" fo:language="pt" fo:country="BR" fo:font-weight="bold" style:font-size-asian="12pt" style:font-weight-asian="bold" style:font-weight-complex="bold"/>
    </style:style>
    <style:style style:name="P20" style:family="paragraph" style:parent-style-name="List_20_Paragraph" style:list-style-name="L1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  <style:text-properties fo:font-size="12pt" fo:language="pt" fo:country="BR" fo:font-weight="bold" style:font-size-asian="12pt" style:font-weight-asian="bold" style:font-weight-complex="bold"/>
    </style:style>
    <style:style style:name="P21" style:family="paragraph" style:parent-style-name="List_20_Paragraph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</style:style>
    <style:style style:name="P22" style:family="paragraph" style:parent-style-name="List_20_Paragraph" style:list-style-name="L2">
      <style:paragraph-properties fo:margin-left="0cm" fo:margin-right="0cm" fo:text-indent="0.635cm" style:auto-text-indent="false">
        <style:tab-stops>
          <style:tab-stop style:position="13.533cm"/>
        </style:tab-stops>
      </style:paragraph-properties>
    </style:style>
    <style:style style:name="P23" style:family="paragraph" style:parent-style-name="List_20_Paragraph">
      <style:paragraph-properties fo:margin-left="0.635cm" fo:margin-right="0cm" fo:text-indent="0cm" style:auto-text-indent="false">
        <style:tab-stops>
          <style:tab-stop style:position="13.533cm"/>
        </style:tab-stops>
      </style:paragraph-properties>
    </style:style>
    <style:style style:name="P24" style:family="paragraph" style:parent-style-name="List_20_Paragraph">
      <style:paragraph-properties fo:margin-left="0.635cm" fo:margin-right="0cm" fo:text-indent="0cm" style:auto-text-indent="false">
        <style:tab-stops>
          <style:tab-stop style:position="13.533cm"/>
        </style:tab-stops>
      </style:paragraph-properties>
      <style:text-properties fo:font-size="20pt" style:font-size-asian="20pt" style:font-size-complex="20pt"/>
    </style:style>
    <style:style style:name="P25" style:family="paragraph" style:parent-style-name="List_20_Paragraph">
      <style:paragraph-properties fo:margin-left="0.635cm" fo:margin-right="0cm" fo:text-indent="0cm" style:auto-text-indent="false">
        <style:tab-stops>
          <style:tab-stop style:position="13.533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List_20_Paragraph">
      <style:paragraph-properties fo:margin-left="0.635cm" fo:margin-right="0cm" fo:text-indent="0cm" style:auto-text-indent="false">
        <style:tab-stops>
          <style:tab-stop style:position="13.533cm"/>
        </style:tab-stops>
      </style:paragraph-properties>
      <style:text-properties fo:font-size="14pt" style:font-size-asian="14pt" style:font-size-complex="14pt"/>
    </style:style>
    <style:style style:name="P27" style:family="paragraph" style:parent-style-name="List_20_Paragraph">
      <style:paragraph-properties fo:margin-left="0.635cm" fo:margin-right="0cm" fo:text-indent="0cm" style:auto-text-indent="false">
        <style:tab-stops>
          <style:tab-stop style:position="13.533cm"/>
        </style:tab-stops>
      </style:paragraph-properties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text-align="center" style:justify-single-word="false"/>
      <style:text-properties fo:font-size="28pt" fo:language="pt" fo:country="BR" fo:font-weight="bold" style:font-size-asian="28pt" style:font-weight-asian="bold"/>
    </style:style>
    <style:style style:name="P29" style:family="paragraph" style:parent-style-name="Standard">
      <style:paragraph-properties fo:text-align="center" style:justify-single-word="false"/>
      <style:text-properties fo:font-size="16pt" fo:language="pt" fo:country="BR" style:font-size-asian="16pt"/>
    </style:style>
    <style:style style:name="P30" style:family="paragraph" style:parent-style-name="Standard">
      <style:text-properties fo:font-size="18pt" fo:language="pt" fo:country="BR" style:font-size-asian="18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13.533cm"/>
        </style:tab-stops>
      </style:paragraph-properties>
      <style:text-properties fo:font-size="18pt" fo:language="pt" fo:country="BR" style:font-size-asian="18pt"/>
    </style:style>
    <style:style style:name="P32" style:family="paragraph" style:parent-style-name="Standard">
      <style:text-properties text:display="none"/>
    </style:style>
    <style:style style:name="P33" style:family="paragraph" style:parent-style-name="Standard">
      <style:text-properties fo:language="pt" fo:country="BR"/>
    </style:style>
    <style:style style:name="P34" style:family="paragraph" style:parent-style-name="Standard">
      <style:paragraph-properties fo:margin-left="3.501cm" fo:margin-right="0cm" fo:text-indent="0cm" style:auto-text-indent="false"/>
      <style:text-properties fo:font-size="16pt" fo:language="pt" fo:country="BR" fo:font-weight="bold" style:font-size-asian="16pt" style:font-weight-asian="bold"/>
    </style:style>
    <style:style style:name="P35" style:family="paragraph" style:parent-style-name="Standard">
      <style:paragraph-properties fo:margin-left="3.501cm" fo:margin-right="0cm" fo:margin-top="0cm" fo:margin-bottom="0cm" fo:text-indent="0cm" style:auto-text-indent="false"/>
      <style:text-properties fo:font-size="16pt" fo:language="pt" fo:country="BR" style:font-size-asian="16pt"/>
    </style:style>
    <style:style style:name="P36" style:family="paragraph" style:parent-style-name="Standard">
      <style:paragraph-properties fo:margin-left="3.501cm" fo:margin-right="0cm" fo:margin-top="0cm" fo:margin-bottom="0cm" fo:text-indent="0cm" style:auto-text-indent="false"/>
      <style:text-properties fo:font-size="24pt" fo:language="pt" fo:country="BR" style:font-size-asian="24pt"/>
    </style:style>
    <style:style style:name="P37" style:family="paragraph" style:parent-style-name="Standard">
      <style:paragraph-properties fo:margin-top="0cm" fo:margin-bottom="0cm" fo:text-align="center" style:justify-single-word="false"/>
      <style:text-properties fo:font-size="16pt" fo:language="pt" fo:country="BR" style:font-size-asian="16pt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fo:language="pt" fo:country="BR" fo:font-weight="bold" style:font-weight-asian="bold"/>
    </style:style>
    <style:style style:name="P39" style:family="paragraph" style:parent-style-name="Standard" style:master-page-name="Standard">
      <style:paragraph-properties style:page-number="auto"/>
      <style:text-properties fo:language="pt" fo:country="B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language="pt" fo:country="BR" style:font-size-asian="12pt"/>
    </style:style>
    <style:style style:name="T3" style:family="text">
      <style:text-properties fo:font-size="12pt" fo:language="pt" fo:country="PT" style:font-size-asian="12pt"/>
    </style:style>
    <style:style style:name="T4" style:family="text">
      <style:text-properties fo:font-variant="normal" fo:text-transform="none" fo:color="#222222" style:font-name="sans-serif" fo:font-size="12pt" fo:letter-spacing="normal" fo:language="pt" fo:country="BR" fo:font-style="normal" fo:font-weight="normal" style:font-size-asian="12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"/>
      <text:p text:style-name="P1"/>
      <text:p text:style-name="P1"/>
      <text:p text:style-name="P1"/>
      <text:p text:style-name="P28">TÍTULO DO JOGO</text:p>
      <text:p text:style-name="P2">Game Design Document</text:p>
      <text:p text:style-name="P2">Versão: 1.0</text:p>
      <text:p text:style-name="P2"/>
      <text:p text:style-name="P2"/>
      <text:p text:style-name="P34">Autores:</text:p>
      <text:p text:style-name="P35">Beatriz Marinoni Lambert de Castro</text:p>
      <text:p text:style-name="P35"><text:bookmark text:name="_GoBack"/>Bruno Luvizotto Carli</text:p>
      <text:p text:style-name="P35">Enzo Matheus Baganini</text:p>
      <text:p text:style-name="P35">Giovanna Antonietto Roth</text:p>
      <text:p text:style-name="P35">Gustavo Foroutan Raposo</text:p>
      <text:p text:style-name="P35">Matheus Wilhelm Siqueira</text:p>
      <text:p text:style-name="P35">Osmar André Bassi</text:p>
      <text:p text:style-name="P35">Ricardo Naoki Tanji</text:p>
      <text:p text:style-name="P35"/>
      <text:p text:style-name="P36"/>
      <text:p text:style-name="P36"/>
      <text:p text:style-name="P37">Curitiba, </text:p>
      <text:p text:style-name="P37">Janeiro 2019</text:p>
      <text:p text:style-name="P37"/>
      <text:p text:style-name="P37"><text:soft-page-break/></text:p>
      <text:p text:style-name="P31">Índice</text:p>
      <text:p text:style-name="Contents_20_Heading"/>
      <text:p text:style-name="P32"/>
      <text:p text:style-name="P15">1.História<text:tab/>3</text:p>
      <text:p text:style-name="P15">2.Gameplay<text:tab/>4</text:p>
      <text:p text:style-name="P15">3.Personagens<text:tab/>5</text:p>
      <text:p text:style-name="P15">4.Controles<text:tab/>6</text:p>
      <text:p text:style-name="P15">5.Câmera<text:tab/>7</text:p>
      <text:p text:style-name="P15">6.Universo do Jogo<text:tab/>8</text:p>
      <text:p text:style-name="P15">7.Inimigos<text:tab/>9</text:p>
      <text:p text:style-name="P15">8.Interface<text:tab/>10</text:p>
      <text:p text:style-name="P15">9.Cutscenes<text:tab/>11</text:p>
      <text:p text:style-name="P15">10.Cronograma<text:tab/>12</text:p>
      <text:p text:style-name="P15">11. Referências<text:tab/>13</text:p>
      <text:p text:style-name="P32"/>
      <text:p text:style-name="P30"/>
      <text:list xml:id="list8217369711125061761" text:style-name="WWNum1">
        <text:list-item>
          <text:h text:style-name="P16" text:outline-level="1"><text:bookmark-start text:name="_Toc381728151"/><text:bookmark-start text:name="__RefHeading__686_503903290"/>História<text:bookmark-end text:name="_Toc381728151"/><text:bookmark-end text:name="__RefHeading__686_503903290"/></text:h>
        </text:list-item>
      </text:list>
      <text:p text:style-name="P14"/>
      <text:p text:style-name="P12">- Descrição detalhada da história (lembre-se que toda história deve conter um começo, meio e fim);</text:p>
      <text:p text:style-name="P12"/>
      <text:p text:style-name="P12">- A descrição da história deve conter uma breve descrição do ambiente onde o jogo acontece e também dos principais personagens envolvidos na história;</text:p>
      <text:p text:style-name="P7"/>
      <text:list xml:id="list2085000899" text:continue-numbering="true" text:style-name="WWNum1">
        <text:list-item>
          <text:h text:style-name="P16" text:outline-level="1"><text:bookmark-start text:name="_Toc381728152"/><text:bookmark-start text:name="__RefHeading__688_503903290"/>Gameplay<text:bookmark-end text:name="_Toc381728152"/><text:bookmark-end text:name="__RefHeading__688_503903290"/></text:h>
        </text:list-item>
      </text:list>
      <text:p text:style-name="P13"/>
      <text:list xml:id="list1431418512678314532" text:style-name="L1">
        <text:list-item>
          <text:p text:style-name="P20">Descrição da mecânica do jogo;</text:p>
        </text:list-item>
      </text:list>
      <text:p text:style-name="P11"><text:span text:style-name="T2">O jogo seguirá uma linha no estilo aventura/RPG (Role Playing Game) eletrônico. De acordo com a Wikipedia “</text:span><text:span text:style-name="T4">Em um jogo de RPG eletrônico, você controla personagens que seguem uma história pré-determinada, onde seu personagem se desenvolve com o passar do tempo.”</text:span><text:span text:style-name="T2"> A mecânica utilizada será ABS (Active Time Battle) que de acordo com KageDesu, é herdada do jogo World of Warcraft onde para realizar ações de combate, o jogador necessita ter um alvo. O autor ainda cita que o conceito de ações é baseado em quatro tipos <text:s/>de ações, sendo elas:</text:span></text:p>
      <text:list xml:id="list4533559228506021471" text:style-name="L2">
        <text:list-item>
          <text:list>
            <text:list-item>
              <text:p text:style-name="P22">Instantânea: Ação que é realizada diretamente sobre um alvo.</text:p>
            </text:list-item>
            <text:list-item>
              <text:p text:style-name="P22">Votorial: Cria um objeto (vetor) que seguirá uma rota até o alvo e se realizará ao <text:tab/>colidir contra o mesmo.</text:p>
            </text:list-item>
            <text:list-item>
              <text:p text:style-name="P22">Circular: Cria uma área radial (circular) que surtirá efeito sob todos os alvos <text:tab/>presentes dentro da região delimitada pela área do círculo.</text:p>
            </text:list-item>
            <text:list-item>
              <text:p text:style-name="P22">Zona: Cria uma determinada zona na direção em que é utilizada, tomando como <text:tab/>princípio a posição em que se encontra o jogador, surtindo efeito sob todos os <text:tab/>objetos presentes na área.</text:p>
            </text:list-item>
          </text:list>
        </text:list-item>
      </text:list>
      <text:p text:style-name="P12"/>
      <text:p text:style-name="P19">- Quais são os desafios encontrados pelo jogador e quais os métodos usados para superá-los? </text:p>
      <text:p text:style-name="P12">Os desafios encontrados pelo jogador serão defender suas vilas e companheiros, assim como a própria vida. Os inimigos serão operários de construtoras, madeireiras, tratores e escavadeiras, animais selvagens como jaguares, cobras e serpentes, onças pintadas, leopardos, animais peçonhentos como aranhas, zangões que estarão em determinadas áreas e cenários.</text:p>
      <text:p text:style-name="P19">- Como o jogador avança no jogo e como os desafios ficam mais difíceis?</text:p>
      <text:p text:style-name="P12">O jogo possui 3 capítulos, onde a dificuldade aumenta com base no capítulo em que o jogador se encontra, de forma que os inimigos encontrados possuem atributos (vida, força, resistência) mais fortalecidos.</text:p>
      <text:p text:style-name="P12">- Como o gameplay está relacionado com a história? O jogador deve resolver quebra-cabeças para avançar na história? Ou deve vencer chefões para progredir?</text:p>
      <text:p text:style-name="P12"><text:soft-page-break/></text:p>
      <text:p text:style-name="P12">- Como funciona o sistema de recompensas? Pontos, dinheiro, experiência, itens colecionáveis, armas, poderes? Quais os benefícios que o jogador tem com cada um desses itens?</text:p>
      <text:p text:style-name="P12"/>
      <text:p text:style-name="P12">- Qual é a condição de vitória? Salvar o universo? Matar todos os inimigos? Coletar 100 estrelas? Todas as alternativas acima?</text:p>
      <text:p text:style-name="P12"/>
      <text:p text:style-name="P12">- Qual é a condição de derrota? Perder 3 vidas? Ficar sem energia?</text:p>
      <text:p text:style-name="P8"/>
      <text:list xml:id="list465840766" text:continue-list="list2085000899" text:style-name="WWNum1">
        <text:list-item>
          <text:h text:style-name="P16" text:outline-level="1"><text:bookmark-start text:name="_Toc381728153"/><text:bookmark-start text:name="__RefHeading__690_503903290"/>Personagens<text:bookmark-end text:name="_Toc381728153"/><text:bookmark-end text:name="__RefHeading__690_503903290"/></text:h>
        </text:list-item>
      </text:list>
      <text:p text:style-name="P14"/>
      <text:p text:style-name="P12">- Descrição das características dos personagens principais (nome, idade, tipo...);</text:p>
      <text:p text:style-name="P12"/>
      <text:p text:style-name="P12">- História do passado dos personagens;</text:p>
      <text:p text:style-name="P12"/>
      <text:p text:style-name="P12">- Personalidade dos personagens;</text:p>
      <text:p text:style-name="P12"/>
      <text:p text:style-name="P12">- Habilidades características de cada personagem (poderes especiais, golpes especiais, armas...);</text:p>
      <text:p text:style-name="P12"/>
      <text:p text:style-name="P12">- Ilustração visual dos personagens;</text:p>
      <text:p text:style-name="P12"/>
      <text:p text:style-name="P12">- Ações que os personagens pode executar (andar, correr, pular, pulo duplo, escalar, voar, nadar...);</text:p>
      <text:p text:style-name="P12"/>
      <text:p text:style-name="P11"><text:span text:style-name="T2">- </text:span><text:span text:style-name="T3">Metricas de gameplay do personagem principal;</text:span></text:p>
      <text:p text:style-name="P3"/>
      <text:list xml:id="list154260219" text:continue-numbering="true" text:style-name="WWNum1">
        <text:list-item>
          <text:h text:style-name="P16" text:outline-level="1"><text:bookmark-start text:name="_Toc381728154"/><text:bookmark-start text:name="__RefHeading__692_503903290"/>Controles<text:bookmark-end text:name="_Toc381728154"/><text:bookmark-end text:name="__RefHeading__692_503903290"/></text:h>
        </text:list-item>
      </text:list>
      <text:p text:style-name="P14"/>
      <text:p text:style-name="P12">- Como o jogador controla o personagem principal?</text:p>
      <text:p text:style-name="P12"/>
      <text:p text:style-name="P12">- Utilize uma imagem de um joystick ou teclado para ilustrar todos os comandos disponíveis;</text:p>
      <text:p text:style-name="P3"/>
      <text:list xml:id="list1132621823" text:continue-numbering="true" text:style-name="WWNum1">
        <text:list-item>
          <text:h text:style-name="P16" text:outline-level="1"><text:bookmark-start text:name="_Toc381728155"/><text:bookmark-start text:name="__RefHeading__694_503903290"/>Câmera<text:bookmark-end text:name="_Toc381728155"/><text:bookmark-end text:name="__RefHeading__694_503903290"/></text:h>
        </text:list-item>
      </text:list>
      <text:p text:style-name="P14"/>
      <text:p text:style-name="P12">- Como é a câmera do jogo? Como o jogador visualiza o jogo?</text:p>
      <text:p text:style-name="P12"/>
      <text:p text:style-name="P12">- Ilustre visualmente como o jogo será visualizado;</text:p>
      <text:p text:style-name="P3"/>
      <text:list xml:id="list1173815172" text:continue-numbering="true" text:style-name="WWNum1">
        <text:list-item>
          <text:h text:style-name="P16" text:outline-level="1"><text:bookmark-start text:name="_Toc381728156"/><text:bookmark-start text:name="__RefHeading__696_503903290"/>Universo do Jogo<text:bookmark-end text:name="_Toc381728156"/><text:bookmark-end text:name="__RefHeading__696_503903290"/></text:h>
        </text:list-item>
      </text:list>
      <text:p text:style-name="P14"/>
      <text:p text:style-name="P12">- Descrição e ilustração dos cenários do jogo; </text:p>
      <text:p text:style-name="P12"/>
      <text:p text:style-name="P12">- Como as fases do jogo estão conectadas?</text:p>
      <text:p text:style-name="P12"/>
      <text:p text:style-name="P12">- Qual a estrutura do mundo?</text:p>
      <text:p text:style-name="P12"/>
      <text:p text:style-name="P12">- Qual a emoção presente em cada ambiente?</text:p>
      <text:p text:style-name="P12"/>
      <text:p text:style-name="P12">- Que tipo de música deve ser usada em cada fase?</text:p>
      <text:p text:style-name="P12"/>
      <text:p text:style-name="P12">- Inclua ilustrações de todos os mapas e fases do jogo;</text:p>
      <text:p text:style-name="P9"/>
      <text:list xml:id="list2020697481" text:continue-numbering="true" text:style-name="WWNum1">
        <text:list-item>
          <text:h text:style-name="P16" text:outline-level="1"><text:bookmark-start text:name="_Toc381728157"/><text:bookmark-start text:name="__RefHeading__698_503903290"/>Inimigos<text:bookmark-end text:name="_Toc381728157"/><text:bookmark-end text:name="__RefHeading__698_503903290"/></text:h>
        </text:list-item>
      </text:list>
      <text:p text:style-name="P14"/>
      <text:p text:style-name="P12">- Descrição e ilustração dos inimigos que existem no universo do jogo;</text:p>
      <text:p text:style-name="P12"/>
      <text:p text:style-name="P12">- Em qual ambiente/fase cada inimigo vai aparecer?</text:p>
      <text:p text:style-name="P12"/>
      <text:p text:style-name="P12">- Como o jogado supera cada inimigo?</text:p>
      <text:p text:style-name="P12"/>
      <text:p text:style-name="P12">- O que o jogador ganha ao derrotar cada inimigo?</text:p>
      <text:p text:style-name="P12"/>
      <text:p text:style-name="P12">- Qual o comportamento e habilidades de cada inimigo?</text:p>
      <text:p text:style-name="P12"/>
      <text:p text:style-name="P12">- Qual o comportamento e habilidades de cada inimigo?</text:p>
      <text:p text:style-name="P9"/>
      <text:list xml:id="list2050052528" text:continue-numbering="true" text:style-name="WWNum1">
        <text:list-item>
          <text:h text:style-name="P16" text:outline-level="1"><text:bookmark-start text:name="_Toc381728158"/><text:bookmark-start text:name="__RefHeading__700_503903290"/>Interface<text:bookmark-end text:name="_Toc381728158"/><text:bookmark-end text:name="__RefHeading__700_503903290"/></text:h>
        </text:list-item>
      </text:list>
      <text:p text:style-name="P14"/>
      <text:p text:style-name="P12">- Design e ilustração do HUD (head-up display);</text:p>
      <text:p text:style-name="P12"/>
      <text:p text:style-name="P12">- Posicionamento dos elementos do HUD;</text:p>
      <text:p text:style-name="P12"/>
      <text:p text:style-name="P12">- Design e ilustração das interfaces do jogo: tela inicial, menu de opções, tela de pause, menu de itens, tela de loading, etc...</text:p>
      <text:p text:style-name="P3"/>
      <text:list xml:id="list1499088647" text:continue-numbering="true" text:style-name="WWNum1">
        <text:list-item>
          <text:h text:style-name="P16" text:outline-level="1"><text:bookmark-start text:name="_Toc381728159"/><text:bookmark-start text:name="__RefHeading__702_503903290"/>Cutscenes<text:bookmark-end text:name="_Toc381728159"/><text:bookmark-end text:name="__RefHeading__702_503903290"/></text:h>
        </text:list-item>
      </text:list>
      <text:p text:style-name="P14"/>
      <text:p text:style-name="P12">- Descrição dos filmes que serão incluídos no jogo;</text:p>
      <text:p text:style-name="P12"/>
      <text:p text:style-name="P12">- Descrição dos roteiros;</text:p>
      <text:p text:style-name="P12"/>
      <text:p text:style-name="P12">- Qual método será usado para a criação dos filmes?</text:p>
      <text:p text:style-name="P12"/>
      <text:p text:style-name="P12">- Em quais momentos eles serão exibidos?</text:p>
      <text:p text:style-name="P10"/>
      <text:list xml:id="list1398626544" text:continue-numbering="true" text:style-name="WWNum1">
        <text:list-item>
          <text:h text:style-name="P17" text:outline-level="1"><text:bookmark-start text:name="_Toc381728160"/><text:bookmark-start text:name="__RefHeading__704_503903290"/>Cronograma<text:bookmark-end text:name="_Toc381728160"/><text:bookmark-end text:name="__RefHeading__704_503903290"/></text:h>
        </text:list-item>
      </text:list>
      <text:p text:style-name="P14"/>
      <text:p text:style-name="P12">- Descrição detalhada do cronograma de desenvolvimento;</text:p>
      <text:p text:style-name="P12"/>
      <text:p text:style-name="P12">- Modelo de cronograma:</text:p>
      <table:table table:name="Tabela1" table:style-name="Tabela1">
        <table:table-column table:style-name="Tabela1.A" table:number-columns-repeated="4"/>
        <table:table-column table:style-name="Tabela1.E"/>
        <table:table-column table:style-name="Tabela1.F"/>
        <table:table-column table:style-name="Tabela1.G"/>
        <table:table-column table:style-name="Tabela1.H" table:number-columns-repeated="2"/>
        <table:table-column table:style-name="Tabela1.J"/>
        <table:table-column table:style-name="Tabela1.K"/>
        <table:table-column table:style-name="Tabela1.L" table:number-columns-repeated="2"/>
        <table:table-column table:style-name="Tabela1.K"/>
        <table:table-column table:style-name="Tabela1.L"/>
        <table:table-column table:style-name="Tabela1.K"/>
        <table:table-column table:style-name="Tabela1.L"/>
        <table:table-column table:style-name="Tabela1.K"/>
        <table:table-column table:style-name="Tabela1.L" table:number-columns-repeated="2"/>
        <table:table-column table:style-name="Tabela1.K"/>
        <table:table-column table:style-name="Tabela1.V"/>
        <table:table-row table:style-name="Tabela1.1"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4">Março</text:p>
          </table:table-cell>
          <table:table-cell table:style-name="Tabela1.B1" office:value-type="string">
            <text:p text:style-name="P4">Abril</text:p>
          </table:table-cell>
          <table:table-cell table:style-name="Tabela1.B1" office:value-type="string">
            <text:p text:style-name="P4">Maio</text:p>
          </table:table-cell>
          <table:table-cell table:style-name="Tabela1.B1" table:number-columns-spanned="2" office:value-type="string">
            <text:p text:style-name="P4">Junho</text:p>
          </table:table-cell>
          <table:covered-table-cell/>
          <table:table-cell table:number-columns-spanned="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B1" table:number-columns-spanned="5" office:value-type="string">
            <text:p text:style-name="P4">Tarefa/Semana</text:p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6">1</text:p>
          </table:table-cell>
          <table:covered-table-cell/>
          <table:table-cell table:style-name="Tabela1.B1" office:value-type="string">
            <text:p text:style-name="P6">2</text:p>
          </table:table-cell>
          <table:table-cell table:style-name="Tabela1.B1" office:value-type="string">
            <text:p text:style-name="P6">3</text:p>
          </table:table-cell>
          <table:table-cell table:style-name="Tabela1.B1" office:value-type="string">
            <text:p text:style-name="P6">4</text:p>
          </table:table-cell>
          <table:table-cell table:style-name="Tabela1.B1" office:value-type="string">
            <text:p text:style-name="P6">1</text:p>
          </table:table-cell>
          <table:table-cell table:style-name="Tabela1.B1" office:value-type="string">
            <text:p text:style-name="P6">2</text:p>
          </table:table-cell>
          <table:table-cell table:style-name="Tabela1.B1" office:value-type="string">
            <text:p text:style-name="P6">3</text:p>
          </table:table-cell>
          <table:table-cell table:style-name="Tabela1.B1" office:value-type="string">
            <text:p text:style-name="P6">4</text:p>
          </table:table-cell>
          <table:table-cell table:style-name="Tabela1.B1" office:value-type="string">
            <text:p text:style-name="P6">1</text:p>
          </table:table-cell>
          <table:table-cell table:style-name="Tabela1.B1" office:value-type="string">
            <text:p text:style-name="P6">2</text:p>
          </table:table-cell>
          <table:table-cell table:style-name="Tabela1.B1" office:value-type="string">
            <text:p text:style-name="P6">3</text:p>
          </table:table-cell>
          <table:table-cell table:style-name="Tabela1.B1" office:value-type="string">
            <text:p text:style-name="P6">4</text:p>
          </table:table-cell>
          <table:table-cell table:style-name="Tabela1.B1" office:value-type="string">
            <text:p text:style-name="P6">1</text:p>
          </table:table-cell>
          <table:table-cell table:style-name="Tabela1.B1" office:value-type="string">
            <text:p text:style-name="P6">2</text:p>
          </table:table-cell>
          <table:table-cell table:style-name="Tabela1.B1" office:value-type="string">
            <text:p text:style-name="P6">3</text:p>
          </table:table-cell>
          <table:table-cell table:style-name="Tabela1.B1" office:value-type="string">
            <text:p text:style-name="P6">4</text:p>
          </table:table-cell>
        </table:table-row>
        <table:table-row table:style-name="Tabela1.1">
          <table:table-cell table:style-name="Tabela1.B1" table:number-columns-spanned="5" office:value-type="string">
            <text:p text:style-name="P5">Escrever o GDD</text:p>
            <text:p text:style-name="P5"/>
          </table:table-cell>
          <table:covered-table-cell/>
          <table:covered-table-cell/>
          <table:covered-table-cell/>
          <table:covered-table-cell/>
          <table:table-cell table:style-name="Tabela1.F3" table:number-columns-spanned="2" office:value-type="string">
            <text:p text:style-name="P6"/>
          </table:table-cell>
          <table:covered-table-cell/>
          <table:table-cell table:style-name="Tabela1.F3" office:value-type="string">
            <text:p text:style-name="P6"/>
          </table:table-cell>
          <table:table-cell table:style-name="Tabela1.F3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</table:table-row>
        <table:table-row table:style-name="Tabela1.2">
          <table:table-cell table:style-name="Tabela1.B1" table:number-columns-spanned="5" office:value-type="string">
            <text:p text:style-name="P5">Apresentar GDD</text:p>
            <text:p text:style-name="P5"/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6"/>
          </table:table-cell>
          <table:table-cell table:style-name="Tabela1.F3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B1" table:number-columns-spanned="5" office:value-type="string">
            <text:p text:style-name="P5">Selecionar/desenhar a arte dos personagens</text:p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F3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</table:table-row>
        <table:table-row table:style-name="Tabela1.2">
          <table:table-cell table:style-name="Tabela1.B1" table:number-columns-spanned="5" office:value-type="string">
            <text:p text:style-name="P5">Selecionar/desenhar a arte dos cenários</text:p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F3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B1" table:number-columns-spanned="5" office:value-type="string">
            <text:p text:style-name="P5">Desenvolver o sistema de controle do jogador</text:p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F3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</table:table-row>
        <table:table-row table:style-name="Tabela1.2">
          <table:table-cell table:style-name="Tabela1.B1" table:number-columns-spanned="5" office:value-type="string">
            <text:p text:style-name="P5">Desenvolver sistema de mapas e fases</text:p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F3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B1" table:number-columns-spanned="5" office:value-type="string">
            <text:p text:style-name="P5">Implementar a detecção de colisão</text:p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F3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  <table:table-cell table:style-name="Tabela1.B1" office:value-type="string">
            <text:p text:style-name="P6"/>
          </table:table-cell>
        </table:table-row>
        <table:table-row table:style-name="Tabela1.2">
          <table:table-cell table:style-name="Tabela1.B1" table:number-columns-spanned="5" office:value-type="string">
            <text:p text:style-name="P5">Desenvolver sistema de pontuação</text:p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5"/>
          </table:table-cell>
          <table:covered-table-cell/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F3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table-cell table:style-name="Tabela1.B1" table:number-columns-spanned="5" office:value-type="string">
            <text:p text:style-name="P5">Implementar inimigos</text:p>
            <text:p text:style-name="P5"/>
          </table:table-cell>
          <table:covered-table-cell/>
          <table:covered-table-cell/>
          <table:covered-table-cell/>
          <table:covered-table-cell/>
          <table:table-cell table:style-name="Tabela1.B1" table:number-columns-spanned="2" office:value-type="string">
            <text:p text:style-name="P5"/>
          </table:table-cell>
          <table:covered-table-cell/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F3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5"/>
          </table:table-cell>
        </table:table-row>
      </table:table>
      <text:p text:style-name="P12"/>
      <text:p text:style-name="P3"/>
      <text:p text:style-name="P14"/>
      <text:p text:style-name="P14"/>
      <text:p text:style-name="P23"/>
      <text:p text:style-name="P23"/>
      <text:p text:style-name="P23"/>
      <text:p text:style-name="P23"/>
      <text:p text:style-name="P23"/>
      <text:p text:style-name="P24"><text:soft-page-break/>20.Referências</text:p>
      <text:p text:style-name="P24"/>
      <text:p text:style-name="P27">Bilbliográficas:</text:p>
      <text:p text:style-name="P25"><text:span text:style-name="T5">Wikipedia. </text:span><text:span text:style-name="T1">Role Playing Game</text:span> [Online]. Disponível em: &lt;<text:a xlink:type="simple" xlink:href="https://pt.wikipedia.org/wiki/Role-playing_game" text:style-name="Internet_20_link" text:visited-style-name="Visited_20_Internet_20_Link">https://pt.wikipedia.org/wiki/Role-playing_game</text:a>&gt;;</text:p>
      <text:p text:style-name="P25">KAGEDESU, Phoenix. <text:span text:style-name="T1">ALPHA Active Battle System</text:span>: Documentation. Sem data. [Online]. Disponível em: &lt;https://www.dropbox.com/s/9prsj8ydayt4vqj/Alpha%20ABS%2012.pdf?dl=0&gt;</text:p>
      <text:p text:style-name="P27">Plugins e bibliotecas de terceiros:</text:p>
      <text:p text:style-name="P26">KAGEDESU, Phoenix. ALPHA Active Battle System. Disponível em: &lt;https://github.com/KageDesu/Alpha-ABS/wiki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ja" style:country-asian="JP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ja" style:country-asian="JP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ja" style:country-asian="JP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mplate Game Design Document (GDD)</dc:title>
    <meta:initial-creator>Edirlei Soares de Lima</meta:initial-creator>
    <dc:creator>Bruno Luvizotto Carli</dc:creator>
    <meta:editing-cycles>17</meta:editing-cycles>
    <meta:creation-date>2014-03-04T22:44:00</meta:creation-date>
    <dc:date>2019-01-25T21:53:10</dc:date>
    <meta:editing-duration>PT3H16M46S</meta:editing-duration>
    <meta:generator>OpenOffice/4.1.6$Unix OpenOffice.org_project/416m1$Build-9790</meta:generator>
    <meta:document-statistic meta:table-count="1" meta:image-count="0" meta:object-count="0" meta:page-count="14" meta:paragraph-count="120" meta:word-count="886" meta:character-count="55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